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c5eb" officeooo:paragraph-rsid="001ec5eb"/>
    </style:style>
    <style:style style:name="P2" style:family="paragraph" style:parent-style-name="Standard">
      <style:text-properties officeooo:rsid="00204b5b" officeooo:paragraph-rsid="00204b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h bin fremd und fehl am Platze? Ich erober eure Welt!</text:p>
      <text:p text:style-name="P1">Und das was mir nicht gefällt, mache ich mir untertan!</text:p>
      <text:p text:style-name="P1">Ihr sagt, das sei ne Psychose, doch all eure Doktorkittel</text:p>
      <text:p text:style-name="P1">doch all eure Doktortitel machen euch nicht unfehlbar!</text:p>
      <text:p text:style-name="P1"/>
      <text:p text:style-name="P1">Was ist das für eine Welt</text:p>
      <text:p text:style-name="P1">Was ist das hier für eine Welt</text:p>
      <text:p text:style-name="P1">irgendjemand der mich hört?</text:p>
      <text:p text:style-name="P1">Wer hat mich hier eingesperrt!?</text:p>
      <text:p text:style-name="P1"/>
      <text:p text:style-name="P1">Eure Raster sind willkürlich mir um meinen Hals gelegt</text:p>
      <text:p text:style-name="P1">wer nicht auf dem Schemel steht, tja, der baumelt, abgesägt</text:p>
      <text:p text:style-name="P1">ich reiß die Ketten entzwei, ihr seid eh nur Illusion</text:p>
      <text:p text:style-name="P1">doch werd ich je wirklich frei von der Halluzination!?</text:p>
      <text:p text:style-name="P1"/>
      <text:p text:style-name="P1">Was ist das für eine Welt</text:p>
      <text:p text:style-name="P1">Was ist das hier für eine Welt</text:p>
      <text:p text:style-name="P1">irgendjemand der mich hört?</text:p>
      <text:p text:style-name="P1">Wer hat mich hier eingesperrt!?</text:p>
      <text:p text:style-name="P1"/>
      <text:p text:style-name="P1">Friss mich, friss mich, und vergiss mich, </text:p>
      <text:p text:style-name="P1">mach mich frei und dann verpiss dich!</text:p>
      <text:p text:style-name="P1">Kauf mich, Kauf mich, und versauf mich </text:p>
      <text:p text:style-name="P1">lieb mich und hass mich darauf nicht!</text:p>
      <text:p text:style-name="P1"/>
      <text:p text:style-name="P1">Ich wollt immer mehr von allem, mehr vom Sonnenuntergang</text:p>
      <text:p text:style-name="P1">noch mehr Licht und noch mehr Schatten, mehr von was noch niemand hatte,</text:p>
      <text:p text:style-name="P1">mehr vom schmecken, mehr vom leben, mehr vom riechen, mehr vom sehen</text:p>
      <text:p text:style-name="P1">mehr Löcher in meiner Seele, mehr Geschrei in meiner Kehle!!</text:p>
      <text:p text:style-name="P1"/>
      <text:p text:style-name="P2">was ist das für eine Welt</text:p>
      <text:p text:style-name="P2">warum bin ich so enttäuscht?</text:p>
      <text:p text:style-name="P2">Jemand, der ne Ahnung hat?</text:p>
      <text:p text:style-name="P2">Wer macht mich am Ende SA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09:44:48.739285808</meta:creation-date>
    <dc:date>2017-04-17T23:37:27.841603339</dc:date>
    <meta:editing-duration>PT56M5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215" meta:character-count="1183" meta:non-whitespace-character-count="994"/>
  </office:meta>
</office:document-meta>
</file>